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e258a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c2d4e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rsid="000ad0e5" officeooo:paragraph-rsid="000ad0e5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rsid="000c2d4e" officeooo:paragraph-rsid="000c2d4e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rsid="000d266d" officeooo:paragraph-rsid="000d266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rsid="000f4582" officeooo:paragraph-rsid="000f4582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rsid="0010dc0c" officeooo:paragraph-rsid="0010dc0c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 officeooo:rsid="000c2d4e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 officeooo:rsid="000d9fb8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 officeooo:rsid="000e7fff"/>
    </style:style>
    <style:style style:name="T5" style:family="text">
      <style:text-properties fo:font-variant="normal" fo:text-transform="none" fo:color="#222222" fo:letter-spacing="normal"/>
    </style:style>
    <style:style style:name="T6" style:family="text">
      <style:text-properties fo:font-variant="normal" fo:text-transform="none" fo:color="#222222" fo:font-size="10.5pt" fo:letter-spacing="normal" fo:font-style="normal" fo:font-weight="normal"/>
    </style:style>
    <style:style style:name="T7" style:family="text">
      <style:text-properties fo:font-variant="normal" fo:text-transform="none" fo:color="#222222" style:font-name="Ubuntu" fo:font-size="10.5pt" fo:letter-spacing="normal" fo:font-style="normal" fo:font-weight="normal"/>
    </style:style>
    <style:style style:name="T8" style:family="text">
      <style:text-properties fo:font-variant="normal" fo:text-transform="none" fo:color="#222222" style:font-name="Ubuntu" fo:font-size="10.5pt" fo:letter-spacing="normal" fo:font-style="normal" fo:font-weight="normal" officeooo:rsid="000e7fff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officeooo:rsid="000ad0e5"/>
    </style:style>
    <style:style style:name="T11" style:family="text">
      <style:text-properties officeooo:rsid="000c2e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MM</text:p>
      <text:p text:style-name="P5">originally used to solve <text:s/>clustering and classification problems</text:p>
      <text:p text:style-name="P4">differences and similarity with k-means</text:p>
      <text:p text:style-name="P1">-<text:span text:style-name="T11">algorithm explanation-?</text:span></text:p>
      <text:p text:style-name="P1"/>
      <text:p text:style-name="P1"/>
      <text:p text:style-name="P1"/>
      <text:p text:style-name="P4">GANS</text:p>
      <text:p text:style-name="P6">yan goodfellow 2014 it been described as the most interesting idea in the story of machine learning</text:p>
      <text:p text:style-name="P4">gaming, networks to fool each other</text:p>
      <text:p text:style-name="P4"/>
      <text:p text:style-name="P4"/>
      <text:p text:style-name="P4"/>
      <text:p text:style-name="P2"><text:span text:style-name="T10">RL:</text:span></text:p>
      <text:p text:style-name="P2"><text:span text:style-name="T1">The </text:span><text:span text:style-name="T3">environment</text:span><text:span text:style-name="T1"> is typically stated in the form of a </text:span><text:a xlink:type="simple" xlink:href="https://en.wikipedia.org/wiki/Markov_decision_process" text:style-name="Internet_20_link" text:visited-style-name="Visited_20_Internet_20_Link"><text:span text:style-name="T9">Markov decision process</text:span></text:a><text:span text:style-name="T5"> </text:span><text:span text:style-name="T1">(MDP) </text:span><text:span text:style-name="T2">which</text:span></text:p>
      <text:p text:style-name="P3"><text:span text:style-name="T2">is a mathematical system used for modeling decision making</text:span></text:p>
      <text:p text:style-name="P7"><text:span text:style-name="T4">m</text:span><text:span text:style-name="T1">odel free, no transition matrix</text:span></text:p>
      <text:p text:style-name="P7"><text:span text:style-name="T1"/></text:p>
      <text:p text:style-name="P7"><text:span text:style-name="T1"/></text:p>
      <text:p text:style-name="P8"><text:span text:style-name="T1">generalization property of machine learning models</text:span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6:11:47.949226529</meta:creation-date>
    <dc:date>2020-04-09T17:14:55.870801107</dc:date>
    <meta:editing-duration>PT29M4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76" meta:character-count="499" meta:non-whitespace-character-count="434"/>
  </office:meta>
</office:document-meta>
</file>